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  <style:text-properties fo:language="en" fo:country="US"/>
    </style:style>
    <style:style style:name="P3" style:family="paragraph" style:parent-style-name="Preformatted_20_Text">
      <style:text-properties fo:language="en" fo:country="US"/>
    </style:style>
    <style:style style:name="P4" style:family="paragraph" style:parent-style-name="Preformatted_20_Text">
      <style:paragraph-properties fo:margin-top="0cm" fo:margin-bottom="0.499cm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тображение связи таблиц один-ко-многим (tut2.cpp)</text:h>
      <text:p text:style-name="Text_20_body">Предположим, имеются две связанные таблицы: есть множество срок в таблице <text:span text:style-name="Teletype">order_tbl</text:span>, соответствующих всего одной строке в таблице <text:span text:style-name="Teletype">client</text:span>. На уровне SQL это можно выразить так: на колонке <text:span text:style-name="Teletype">order_tbl.client_id</text:span> в "дочерней" таблице имеется "ограничение внешнего ключа", ссылающееся на колонку <text:span text:style-name="Teletype">client.id</text:span> в "родительской" таблице. </text:p>
      <text:p text:style-name="Text_20_body">На уровне ORM такое отношение представляется свойствами объектов. Экземпляр класса, отображаемого на дочернюю таблицу, обычно имеет свойство-объектную ссылку, ссылающуюся на родительский объект. С другой стороны такого отношения, экземпляр класса, отображаемого на родительскую таблицу, может иметь свойство-коллекцию объектов (которая иногда называется "backref" - обратная сылка), чтобы уметь пройти по всем своим дочерним объектам. </text:p>
      <text:p text:style-name="Text_20_body">Сперва определим отображение таблиц в классы и отношения классов в виде XML файла: </text:p>
      <text:p text:style-name="Preformatted_20_Text">&lt;schema&gt;</text:p>
      <text:p text:style-name="Preformatted_20_Text">    &lt;table name="client_tbl" sequence="seq_client" class="Client"&gt;</text:p>
      <text:p text:style-name="Preformatted_20_Text">        &lt;column name="id" type="longint"&gt;</text:p>
      <text:p text:style-name="Preformatted_20_Text">            &lt;primary-key /&gt;</text:p>
      <text:p text:style-name="Preformatted_20_Text">        &lt;/column&gt;</text:p>
      <text:p text:style-name="Preformatted_20_Text">        &lt;column name="dt" type="datetime" null="false" default="sysdate" /&gt;</text:p>
      <text:p text:style-name="Preformatted_20_Text">        &lt;column name="name" type="string" size="100" null="false" /&gt;</text:p>
      <text:p text:style-name="Preformatted_20_Text">        &lt;column name="email" type="string" size="100" null="false" /&gt;</text:p>
      <text:p text:style-name="Preformatted_20_Text">        &lt;column name="budget" type="decimal" /&gt;</text:p>
      <text:p text:style-name="Preformatted_20_Text">    &lt;/table&gt;</text:p>
      <text:p text:style-name="Preformatted_20_Text">    &lt;table name="order_tbl" sequence="seq_order" class="Order" xml-name="order"&gt;</text:p>
      <text:p text:style-name="Preformatted_20_Text">        &lt;column name="id" type="longint"&gt;</text:p>
      <text:p text:style-name="Preformatted_20_Text">            &lt;primary-key /&gt;</text:p>
      <text:p text:style-name="Preformatted_20_Text">        &lt;/column&gt;</text:p>
      <text:p text:style-name="Preformatted_20_Text">        &lt;column name="client_id" type="longint" null="false"&gt;</text:p>
      <text:p text:style-name="Preformatted_20_Text">            &lt;foreign-key table="client" key="id"/&gt;</text:p>
      <text:p text:style-name="Preformatted_20_Text">        &lt;/column&gt;</text:p>
      <text:p text:style-name="Preformatted_20_Text">        &lt;column name="dt" type="datetime" null="false" default="sysdate" /&gt;</text:p>
      <text:p text:style-name="Preformatted_20_Text">        &lt;column name="memo" type="string" size="100" /&gt;</text:p>
      <text:p text:style-name="Preformatted_20_Text">        &lt;column name="total_sum" type="decimal" null="false" /&gt;</text:p>
      <text:p text:style-name="Preformatted_20_Text">        &lt;column name="receipt_sum" type="decimal" default="0" /&gt;</text:p>
      <text:p text:style-name="Preformatted_20_Text">        &lt;column name="receipt_dt" type="datetime" /&gt;</text:p>
      <text:p text:style-name="Preformatted_20_Text">    &lt;/table&gt;</text:p>
      <text:p text:style-name="Preformatted_20_Text">    &lt;relation type="one-to-many"&gt;</text:p>
      <text:p text:style-name="Preformatted_20_Text">        &lt;one class="Client" property="orders" /&gt;</text:p>
      <text:p text:style-name="Preformatted_20_Text">        &lt;many class="Order" property="owner" /&gt;</text:p>
      <text:p text:style-name="Preformatted_20_Text">    &lt;/relation&gt;</text:p>
      <text:p text:style-name="P1">&lt;/schema&gt;</text:p>
      <text:p text:style-name="Text_20_body">Когда будет сгенерирован код (диалект MySQL) для приведенной выше схемы (смотри <text:a xlink:type="simple" xlink:href="http://code.google.com/p/yb-orm/wiki/Tutorial1?wl=ru">Tutorial1</text:a>), он будет выглядеть следующим образом: </text:p>
      <text:p text:style-name="Preformatted_20_Text"> CREATE TABLE client (</text:p>
      <text:p text:style-name="Preformatted_20_Text">     id BIGINT NOT NULL AUTO_INCREMENT,</text:p>
      <text:p text:style-name="Preformatted_20_Text">     dt TIMESTAMP NOT NULL DEFAULT CURRENT_TIMESTAMP,</text:p>
      <text:p text:style-name="Preformatted_20_Text">     name VARCHAR(100) NOT NULL,</text:p>
      <text:p text:style-name="Preformatted_20_Text">     email VARCHAR(100) NOT NULL,</text:p>
      <text:p text:style-name="Preformatted_20_Text">     budget DECIMAL(16, 6)</text:p>
      <text:p text:style-name="Preformatted_20_Text">     , PRIMARY KEY (id)</text:p>
      <text:p text:style-name="Preformatted_20_Text"> ) ENGINE=INNODB DEFAULT CHARSET=utf8;</text:p>
      <text:p text:style-name="Preformatted_20_Text"> </text:p>
      <text:p text:style-name="Preformatted_20_Text">CREATE TABLE order_tbl (</text:p>
      <text:p text:style-name="Preformatted_20_Text">     id BIGINT NOT NULL AUTO_INCREMENT,</text:p>
      <text:p text:style-name="Preformatted_20_Text">     client_id BIGINT NOT NULL,</text:p>
      <text:p text:style-name="Preformatted_20_Text"><text:soft-page-break/>     dt TIMESTAMP NOT NULL DEFAULT CURRENT_TIMESTAMP,</text:p>
      <text:p text:style-name="Preformatted_20_Text">     memo VARCHAR(100),</text:p>
      <text:p text:style-name="Preformatted_20_Text">     total_sum DECIMAL(16, 6) NOT NULL,</text:p>
      <text:p text:style-name="Preformatted_20_Text">     receipt_sum DECIMAL(16, 6) DEFAULT 0,</text:p>
      <text:p text:style-name="Preformatted_20_Text">     receipt_dt TIMESTAMP</text:p>
      <text:p text:style-name="Preformatted_20_Text">     , PRIMARY KEY (id)</text:p>
      <text:p text:style-name="Preformatted_20_Text"> ) ENGINE=INNODB DEFAULT CHARSET=utf8;</text:p>
      <text:p text:style-name="Preformatted_20_Text"> </text:p>
      <text:p text:style-name="Preformatted_20_Text">ALTER TABLE order_tbl ADD FOREIGN KEY (client_id) REFERENCES client(id);</text:p>
      <text:p text:style-name="P1"> </text:p>
      <text:p text:style-name="Text_20_body">Следующая программа использует доменные классы, сгенерированные из описания XML, смотри <text:a xlink:type="simple" xlink:href="http://code.google.com/p/yb-orm/wiki/Tutorial1?wl=ru">Tutorial1</text:a>. Эта программа сначала создаёт дочерний объект, присваивает какие-то значения его полям, затем она создаёт родительский объект, потом она связывает дочерний объект с родительским. В конце она сохраняет объекты в сессии и записывает их в базу, завершая транзакцию (<text:span text:style-name="Teletype">session.commit();</text:span>). Обратите внимание, что объекты будут записаны в корректной последовательности (первым - родительский, вторым - дочерний), кроме того, значение внешего ключа вычислится автоматически, так же как и значения первичных ключей. </text:p>
      <text:p text:style-name="Preformatted_20_Text">#include &lt;memory&gt;</text:p>
      <text:p text:style-name="Preformatted_20_Text">#include &lt;iostream&gt;</text:p>
      <text:p text:style-name="Preformatted_20_Text">#include &lt;orm/MetaDataSingleton.h&gt;</text:p>
      <text:p text:style-name="Preformatted_20_Text">#include "domain/Client.h"</text:p>
      <text:p text:style-name="Preformatted_20_Text">#include "domain/Order.h"</text:p>
      <text:p text:style-name="Preformatted_20_Text">using namespace std;</text:p>
      <text:p text:style-name="Preformatted_20_Text">int main()</text:p>
      <text:p text:style-name="Preformatted_20_Text">{</text:p>
      <text:p text:style-name="Preformatted_20_Text">    //Yb::LogAppender appender(cerr);</text:p>
      <text:p text:style-name="Preformatted_20_Text">    auto_ptr&lt;Yb::SqlConnection&gt; conn(new Yb::SqlConnection(</text:p>
      <text:p text:style-name="Preformatted_20_Text">                "mysql://test1:test1_pwd@test1_db"));</text:p>
      <text:p text:style-name="Preformatted_20_Text">    Yb::Engine engine(Yb::Engine::MANUAL, conn);</text:p>
      <text:p text:style-name="Preformatted_20_Text">    //engine.set_logger(Yb::ILogger::Ptr(new Yb::Logger(&amp;appender)));</text:p>
      <text:p text:style-name="Preformatted_20_Text">    //engine.set_echo(true);</text:p>
      <text:p text:style-name="Preformatted_20_Text">    Yb::Session session(Yb::init_default_meta(), &amp;engine);</text:p>
      <text:p text:style-name="Preformatted_20_Text">    Domain::OrderHolder order;</text:p>
      <text:p text:style-name="Preformatted_20_Text">    string amount;</text:p>
      <text:p text:style-name="Preformatted_20_Text">    cout &lt;&lt; "Enter order amount: \n";</text:p>
      <text:p text:style-name="Preformatted_20_Text">    cin &gt;&gt; amount;</text:p>
      <text:p text:style-name="Preformatted_20_Text">    order-&gt;total_sum = Yb::Decimal(amount);</text:p>
      <text:p text:style-name="Preformatted_20_Text">    Domain::ClientHolder client;</text:p>
      <text:p text:style-name="Preformatted_20_Text">    string name, email;</text:p>
      <text:p text:style-name="Preformatted_20_Text">    cout &lt;&lt; "Enter name, email: \n";</text:p>
      <text:p text:style-name="Preformatted_20_Text">    cin &gt;&gt; name &gt;&gt; email;</text:p>
      <text:p text:style-name="Preformatted_20_Text">    client-&gt;name = name;</text:p>
      <text:p text:style-name="Preformatted_20_Text">    client-&gt;email = email;</text:p>
      <text:p text:style-name="Preformatted_20_Text">    client-&gt;dt = Yb::now();</text:p>
      <text:p text:style-name="Preformatted_20_Text">    cout &lt;&lt; "Client's orders count: " &lt;&lt; client-&gt;orders.size() &lt;&lt; "\n";</text:p>
      <text:p text:style-name="Preformatted_20_Text">    order-&gt;owner = client;</text:p>
      <text:p text:style-name="Preformatted_20_Text">    cout &lt;&lt; "Client's orders count: " &lt;&lt; client-&gt;orders.size() &lt;&lt; "\n";</text:p>
      <text:p text:style-name="Preformatted_20_Text">    order-&gt;save(session);</text:p>
      <text:p text:style-name="Preformatted_20_Text">    client-&gt;save(session);</text:p>
      <text:p text:style-name="Preformatted_20_Text">    session.commit();</text:p>
      <text:p text:style-name="Preformatted_20_Text">    cout &lt;&lt; order-&gt;xmlize(1)-&gt;serialize() &lt;&lt; endl;</text:p>
      <text:p text:style-name="Preformatted_20_Text">    return 0;</text:p>
      <text:p text:style-name="P1">}</text:p>
      <text:p text:style-name="Text_20_body">В этом примере можно видеть, что связывание дочернего (класс <text:span text:style-name="Teletype">Order</text:span>) объекта с родительским (класс <text:span text:style-name="Teletype">Client</text:span>) выглядит как присваивание (<text:span text:style-name="Teletype">order-&gt;owner = client;</text:span>). Однако, эта операция также приводит и к изменению коллекции <text:span text:style-name="Teletype">orders</text:span> в соответствующем <text:soft-page-break/>экземрляре класса <text:span text:style-name="Teletype">Client</text:span>. Это из-за того, что оба свойства <text:span text:style-name="Teletype">client-&gt;orders</text:span> и <text:span text:style-name="Teletype">order-&gt;client</text:span> смотрят в один и тот же внутренний объект <text:span text:style-name="Teletype">RelationObject</text:span>. </text:p>
      <text:p text:style-name="Text_20_body">Этот пример не оперирует с доменными классами напрямую, как в <text:a xlink:type="simple" xlink:href="http://code.google.com/p/yb-orm/wiki/Tutorial1?wl=ru">Tutorial1</text:a>, вместо этого используются классы <text:span text:style-name="Teletype">&lt;Domain&gt;Holder</text:span>, которые необходимы для реализации рекурсивных (вложенных) объектных ссылок. То есть, все свойства-объектные ссылки реализованы с использованием классов <text:span text:style-name="Teletype">&lt;Domain&gt;Holder</text:span>, а для их разыменования нужно использовать стрелочку (<text:span text:style-name="Teletype">-&gt;</text:span>), а не точку (<text:span text:style-name="Teletype">.</text:span>). </text:p>
      <text:p text:style-name="Text_20_body">Если проследить операторы SQL, например включив логгирование (просто раскомментируйте закомментированные строчки в коде примера), то можно увидеть следующее (при условии использования MySQL): </text:p>
      <text:p text:style-name="Preformatted_20_Text"> prepare: INSERT INTO client (dt, name, email, budget) VALUES (?, ?, ?, ?)</text:p>
      <text:p text:style-name="Preformatted_20_Text"> exec prepared: p1="'2012-07-16 15:29:17'" p2="'Petya'" p3="'petya@pupkin.com'" p4="NULL"</text:p>
      <text:p text:style-name="Preformatted_20_Text"> exec_direct: SELECT LAST_INSERT_ID() LID</text:p>
      <text:p text:style-name="Preformatted_20_Text"> fetch: LID=9 </text:p>
      <text:p text:style-name="Preformatted_20_Text"> fetch: no more rows</text:p>
      <text:p text:style-name="Preformatted_20_Text"> prepare: INSERT INTO order_tbl (client_id, dt, memo, total_sum, receipt_sum, receipt_dt) VALUES (?, ?, ?, ?, ?, ?)</text:p>
      <text:p text:style-name="Preformatted_20_Text"> exec prepared: p1="9" p2="'2012-07-16 15:29:01'" p3="NULL" p4="123.45" p5="0" p6="NULL"</text:p>
      <text:p text:style-name="Preformatted_20_Text"> exec_direct: SELECT LAST_INSERT_ID() LID</text:p>
      <text:p text:style-name="Preformatted_20_Text"> fetch: LID=8 </text:p>
      <text:p text:style-name="Preformatted_20_Text"> fetch: no more rows</text:p>
      <text:p text:style-name="Preformatted_20_Text"> commit</text:p>
      <text:p text:style-name="Preformatted_20_Text"> prepare: SELECT id, client_id, dt, memo, total_sum, receipt_sum, receipt_dt FROM order_tbl WHERE 1=1 AND id = ?</text:p>
      <text:p text:style-name="Preformatted_20_Text"> exec prepared: p1="8"</text:p>
      <text:p text:style-name="Preformatted_20_Text"> fetch: ID=8 CLIENT_ID=9 DT='2012-07-16 15:29:01' MEMO=NULL TOTAL_SUM='123.450000' RECEIPT_SUM='0.000000' RECEIPT_DT=NULL </text:p>
      <text:p text:style-name="Preformatted_20_Text"> fetch: no more rows</text:p>
      <text:p text:style-name="Preformatted_20_Text"> prepare: SELECT id, dt, name, email, budget FROM client WHERE 1=1 AND id = ?</text:p>
      <text:p text:style-name="Preformatted_20_Text"> exec prepared: p1="9"</text:p>
      <text:p text:style-name="Preformatted_20_Text"> fetch: ID=9 DT='2012-07-16 15:29:17' NAME='Petya' EMAIL='petya@pupkin.com' BUDGET=NULL </text:p>
      <text:p text:style-name="Preformatted_20_Text"> fetch: no more rows</text:p>
      <text:p text:style-name="Preformatted_20_Text"> rollback</text:p>
      <text:p text:style-name="P1"> </text:p>
      <text:p text:style-name="Text_20_body">или что-то вроде этого (при использовании ORACLE): </text:p>
      <text:p text:style-name="Preformatted_20_Text"> prepare: SELECT seq_client.NEXTVAL FROM DUAL</text:p>
      <text:p text:style-name="Preformatted_20_Text"> exec prepared:</text:p>
      <text:p text:style-name="Preformatted_20_Text"> fetch: NEXTVAL='2' </text:p>
      <text:p text:style-name="Preformatted_20_Text"> fetch: no more rows</text:p>
      <text:p text:style-name="Preformatted_20_Text"> prepare: INSERT INTO client (id, dt, name, email, budget) VALUES (?, ?, ?, ?, ?)</text:p>
      <text:p text:style-name="Preformatted_20_Text"> exec prepared: p1="2" p2="'2012-07-16 15:28:09'" p3="'Petya'" p4="'petya@pupkin.com'" p5="NULL"</text:p>
      <text:p text:style-name="Preformatted_20_Text"> prepare: SELECT seq_order.NEXTVAL FROM DUAL</text:p>
      <text:p text:style-name="Preformatted_20_Text"> exec prepared:</text:p>
      <text:p text:style-name="Preformatted_20_Text"> fetch: NEXTVAL='4' </text:p>
      <text:p text:style-name="Preformatted_20_Text"> fetch: no more rows</text:p>
      <text:p text:style-name="Preformatted_20_Text"> prepare: INSERT INTO order_tbl (id, client_id, dt, memo, total_sum, receipt_sum, receipt_dt) VALUES (?, ?, ?, ?, ?, ?, ?)</text:p>
      <text:p text:style-name="Preformatted_20_Text"> exec prepared: p1="4" p2="2" p3="'2012-07-16 15:27:58'" p4="NULL" p5="123.45" p6="0" p7="NULL"</text:p>
      <text:p text:style-name="Preformatted_20_Text"> commit</text:p>
      <text:p text:style-name="Preformatted_20_Text"> prepare: SELECT id, client_id, dt, memo, total_sum, receipt_sum, receipt_dt FROM order_tbl WHERE 1=1 AND id = ?</text:p>
      <text:p text:style-name="Preformatted_20_Text"><text:soft-page-break/> exec prepared: p1="4"</text:p>
      <text:p text:style-name="Preformatted_20_Text"> fetch: ID='4' CLIENT_ID='2' DT='2012-07-16 15:27:58' MEMO=NULL TOTAL_SUM='123.45' RECEIPT_SUM='0' RECEIPT_DT=NULL</text:p>
      <text:p text:style-name="Preformatted_20_Text"> fetch: no more rows</text:p>
      <text:p text:style-name="Preformatted_20_Text"> prepare: SELECT id, dt, name, email, budget FROM client WHERE 1=1 AND id = ?</text:p>
      <text:p text:style-name="Preformatted_20_Text"> exec prepared: p1="2"</text:p>
      <text:p text:style-name="Preformatted_20_Text"> fetch: ID='2' DT='2012-07-16 15:28:09' NAME='Petya' EMAIL='petya@pupkin.com' BUDGET=NULL</text:p>
      <text:p text:style-name="Preformatted_20_Text"> fetch: no more rows</text:p>
      <text:p text:style-name="Preformatted_20_Text"> rollback</text:p>
      <text:p text:style-name="P1"> 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Teletype" style:family="text">
      <style:text-properties style:font-name="DejaVu Sans Mono" style:font-name-asian="Droid Sans Fallback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lav Naydionov</meta:initial-creator>
    <meta:creation-date>2012-06-26T22:05:07</meta:creation-date>
    <dc:date>2012-07-16T16:06:58</dc:date>
    <dc:creator>Vaclav Naydionov</dc:creator>
    <meta:editing-duration>PT5H19M42S</meta:editing-duration>
    <meta:editing-cycles>4</meta:editing-cycles>
    <meta:generator>LibreOffice/3.4$Unix LibreOffice_project/340m1$Build-402</meta:generator>
    <meta:document-statistic meta:table-count="0" meta:image-count="0" meta:object-count="0" meta:page-count="4" meta:paragraph-count="140" meta:word-count="889" meta:character-count="7749" meta:non-whitespace-character-count="6544"/>
  </office:meta>
</office:document-meta>
</file>